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verdana" svg:font-family="verdana, arial, sans-serif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.5222in" fo:margin-left="-0.0104in" style:page-number="auto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3.52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bottom" fo:padding="0in" fo:border="none" style:writing-mode="lr-tb"/>
    </style:style>
    <style:style style:name="Table8" style:family="table">
      <style:table-properties style:width="7.5667in" fo:margin-left="-0.0333in" table:align="left" style:may-break-between-rows="false" style:writing-mode="lr-tb"/>
    </style:style>
    <style:style style:name="Table8.A" style:family="table-column">
      <style:table-column-properties style:column-width="1.3333in"/>
    </style:style>
    <style:style style:name="Table8.B" style:family="table-column">
      <style:table-column-properties style:column-width="6.23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8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5" style:family="table">
      <style:table-properties style:width="7.5667in" fo:margin-left="-0.0333in" table:align="left" style:may-break-between-rows="false" style:writing-mode="lr-tb"/>
    </style:style>
    <style:style style:name="Table5.A" style:family="table-column">
      <style:table-column-properties style:column-width="1.3333in"/>
    </style:style>
    <style:style style:name="Table5.B" style:family="table-column">
      <style:table-column-properties style:column-width="6.23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5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5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11" style:family="table">
      <style:table-properties style:width="7.5208in" fo:margin-left="-0.0104in" table:align="left" style:writing-mode="lr-tb"/>
    </style:style>
    <style:style style:name="Table11.A" style:family="table-column">
      <style:table-column-properties style:column-width="2.9326in"/>
    </style:style>
    <style:style style:name="Table11.B" style:family="table-column">
      <style:table-column-properties style:column-width="1.9424in"/>
    </style:style>
    <style:style style:name="Table11.C" style:family="table-column">
      <style:table-column-properties style:column-width="2.645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1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13" style:family="table">
      <style:table-properties style:width="7.5208in" fo:margin-left="-0.0104in" table:align="left" style:writing-mode="lr-tb"/>
    </style:style>
    <style:style style:name="Table13.A" style:family="table-column">
      <style:table-column-properties style:column-width="2.9326in"/>
    </style:style>
    <style:style style:name="Table13.B" style:family="table-column">
      <style:table-column-properties style:column-width="1.9424in"/>
    </style:style>
    <style:style style:name="Table13.C" style:family="table-column">
      <style:table-column-properties style:column-width="2.645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3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3" style:family="table">
      <style:table-properties style:width="7.5208in" fo:margin-left="-0.0104in" table:align="left" style:writing-mode="lr-tb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1.9424in"/>
    </style:style>
    <style:style style:name="Table3.C" style:family="table-column">
      <style:table-column-properties style:column-width="2.64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12" style:family="table">
      <style:table-properties style:width="7.5208in" fo:margin-left="-0.0104in" table:align="left" style:writing-mode="lr-tb"/>
    </style:style>
    <style:style style:name="Table12.A" style:family="table-column">
      <style:table-column-properties style:column-width="2.9326in"/>
    </style:style>
    <style:style style:name="Table12.B" style:family="table-column">
      <style:table-column-properties style:column-width="1.9424in"/>
    </style:style>
    <style:style style:name="Table12.C" style:family="table-column">
      <style:table-column-properties style:column-width="2.645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2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7" style:family="table">
      <style:table-properties style:width="7.5208in" fo:margin-left="-0.0104in" table:align="left" style:writing-mode="lr-tb"/>
    </style:style>
    <style:style style:name="Table7.A" style:family="table-column">
      <style:table-column-properties style:column-width="2.9326in"/>
    </style:style>
    <style:style style:name="Table7.B" style:family="table-column">
      <style:table-column-properties style:column-width="1.9424in"/>
    </style:style>
    <style:style style:name="Table7.C" style:family="table-column">
      <style:table-column-properties style:column-width="2.645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14" style:family="table">
      <style:table-properties style:width="7.5208in" fo:margin-left="-0.0104in" table:align="left" style:writing-mode="lr-tb"/>
    </style:style>
    <style:style style:name="Table14.A" style:family="table-column">
      <style:table-column-properties style:column-width="2.9326in"/>
    </style:style>
    <style:style style:name="Table14.B" style:family="table-column">
      <style:table-column-properties style:column-width="1.9424in"/>
    </style:style>
    <style:style style:name="Table14.C" style:family="table-column">
      <style:table-column-properties style:column-width="2.645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4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9" style:family="table">
      <style:table-properties style:width="7.5208in" fo:margin-left="-0.0104in" table:align="left" style:writing-mode="lr-tb"/>
    </style:style>
    <style:style style:name="Table9.A" style:family="table-column">
      <style:table-column-properties style:column-width="2.9326in"/>
    </style:style>
    <style:style style:name="Table9.B" style:family="table-column">
      <style:table-column-properties style:column-width="2.7076in"/>
    </style:style>
    <style:style style:name="Table9.C" style:family="table-column">
      <style:table-column-properties style:column-width="1.880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6" style:family="table">
      <style:table-properties style:width="7.5208in" fo:margin-left="-0.0104in" table:align="left" style:writing-mode="lr-tb"/>
    </style:style>
    <style:style style:name="Table6.A" style:family="table-column">
      <style:table-column-properties style:column-width="2.9326in"/>
    </style:style>
    <style:style style:name="Table6.B" style:family="table-column">
      <style:table-column-properties style:column-width="2.7076in"/>
    </style:style>
    <style:style style:name="Table6.C" style:family="table-column">
      <style:table-column-properties style:column-width="1.880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4" style:family="table">
      <style:table-properties style:width="7.5208in" fo:margin-left="-0.0104in" table:align="left" style:writing-mode="lr-tb"/>
    </style:style>
    <style:style style:name="Table4.A" style:family="table-column">
      <style:table-column-properties style:column-width="2.9326in"/>
    </style:style>
    <style:style style:name="Table4.B" style:family="table-column">
      <style:table-column-properties style:column-width="2.7076in"/>
    </style:style>
    <style:style style:name="Table4.C" style:family="table-column">
      <style:table-column-properties style:column-width="1.880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4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2" style:family="table">
      <style:table-properties style:width="7.4896in" table:align="left" style:writing-mode="lr-tb"/>
    </style:style>
    <style:style style:name="Table2.A" style:family="table-column">
      <style:table-column-properties style:column-width="3.3542in"/>
    </style:style>
    <style:style style:name="Table2.B" style:family="table-column">
      <style:table-column-properties style:column-width="2.6458in"/>
    </style:style>
    <style:style style:name="Table2.C" style:family="table-column">
      <style:table-column-properties style:column-width="1.4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2.B1" style:family="table-cell">
      <style:table-cell-properties style:vertical-align="middle" fo:padding="0in" fo:border="none" style:writing-mode="lr-tb"/>
    </style:style>
    <style:style style:name="Table2.C1" style:family="table-cell">
      <style:table-cell-properties style:vertical-align="middle" fo:padding="0in" fo:border="none" style:writing-mode="lr-tb"/>
    </style:style>
    <style:style style:name="Table2.A2" style:family="table-cell">
      <style:table-cell-properties style:vertical-align="middle" fo:padding="0in" fo:border="none" style:writing-mode="lr-tb"/>
    </style:style>
    <style:style style:name="Table2.B2" style:family="table-cell">
      <style:table-cell-properties style:vertical-align="middle" fo:padding="0in" fo:border="none" style:writing-mode="lr-tb"/>
    </style:style>
    <style:style style:name="Table2.C2" style:family="table-cell">
      <style:table-cell-properties style:vertical-align="middle" fo:padding="0in" fo:border="none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fo:color="#000000" style:font-name="Verdana1" fo:font-size="9pt" fo:font-weight="normal" officeooo:paragraph-rsid="002c72ac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fo:color="#000000" style:font-name="Verdana1" fo:font-size="9pt" fo:font-weight="normal" officeooo:rsid="0046adda" officeooo:paragraph-rsid="00c7e5ae" style:font-size-asian="9pt" style:font-weight-asian="normal" style:font-size-complex="9pt" style:font-weight-complex="normal"/>
    </style:style>
    <style:style style:name="P3" style:family="paragraph" style:parent-style-name="Standard">
      <style:text-properties fo:color="#000000" style:font-name="Verdana1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Verdana1" fo:font-size="9pt" officeooo:paragraph-rsid="002c72ac" style:font-size-asian="9pt" style:font-size-complex="9pt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Verdana1" fo:font-size="9pt" officeooo:rsid="00c7e5ae" officeooo:paragraph-rsid="00c7e5ae" style:font-size-asian="9pt" style:font-size-complex="9pt"/>
    </style:style>
    <style:style style:name="P6" style:family="paragraph" style:parent-style-name="Standard">
      <style:text-properties fo:color="#000000" style:font-name="Verdana1" fo:font-size="9pt" officeooo:paragraph-rsid="00e48725" style:font-size-asian="9pt" style:font-size-complex="9pt"/>
    </style:style>
    <style:style style:name="P7" style:family="paragraph" style:parent-style-name="Standard">
      <style:paragraph-properties style:snap-to-layout-grid="false"/>
      <style:text-properties fo:color="#000000" style:font-name="Verdana1" fo:font-size="9pt" officeooo:rsid="00d4eb14" officeooo:paragraph-rsid="00e48725" style:font-size-asian="9pt" style:font-size-complex="9pt"/>
    </style:style>
    <style:style style:name="P8" style:family="paragraph" style:parent-style-name="Standard">
      <style:paragraph-properties style:snap-to-layout-grid="false"/>
      <style:text-properties fo:color="#000000" style:font-name="Verdana1" fo:font-size="9pt" officeooo:rsid="00c5a47c" officeooo:paragraph-rsid="00c5a47c" style:font-size-asian="9pt" style:font-size-complex="9pt"/>
    </style:style>
    <style:style style:name="P9" style:family="paragraph" style:parent-style-name="Standard">
      <style:text-properties fo:color="#000000" style:font-name="Verdana1" fo:font-size="9pt" officeooo:paragraph-rsid="002fd02f" style:font-size-asian="9pt" style:font-size-complex="9pt"/>
    </style:style>
    <style:style style:name="P10" style:family="paragraph" style:parent-style-name="Standard">
      <style:text-properties fo:color="#000000" style:font-name="Verdana1" fo:font-size="9pt" officeooo:paragraph-rsid="00c4b99f" style:font-size-asian="9pt" style:font-size-complex="9pt"/>
    </style:style>
    <style:style style:name="P11" style:family="paragraph" style:parent-style-name="Standard">
      <style:paragraph-properties style:snap-to-layout-grid="false"/>
      <style:text-properties fo:color="#000000" style:font-name="Verdana1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fo:color="#000000" style:font-name="Verdana1" fo:font-size="9pt" officeooo:paragraph-rsid="00c4b99f" style:font-size-asian="9pt" style:font-size-complex="9pt"/>
    </style:style>
    <style:style style:name="P13" style:family="paragraph" style:parent-style-name="Standard">
      <style:paragraph-properties style:snap-to-layout-grid="false"/>
      <style:text-properties fo:color="#000000" style:font-name="Verdana1" fo:font-size="9pt" officeooo:paragraph-rsid="009fd134" style:font-size-asian="9pt" style:font-size-complex="9pt"/>
    </style:style>
    <style:style style:name="P14" style:family="paragraph" style:parent-style-name="Standard">
      <style:paragraph-properties style:snap-to-layout-grid="false"/>
      <style:text-properties fo:color="#000000" style:font-name="Verdana1" fo:font-size="9pt" officeooo:paragraph-rsid="00d21ced" style:font-size-asian="9pt" style:font-size-complex="9pt"/>
    </style:style>
    <style:style style:name="P15" style:family="paragraph" style:parent-style-name="Standard">
      <style:text-properties fo:color="#000000" style:font-name="Verdana1" fo:font-size="9pt" officeooo:paragraph-rsid="009fd134" style:font-size-asian="9pt" style:font-size-complex="9pt"/>
    </style:style>
    <style:style style:name="P16" style:family="paragraph" style:parent-style-name="Standard">
      <style:text-properties fo:color="#000000" style:font-name="Verdana1" fo:font-size="9pt" officeooo:paragraph-rsid="00e54ddf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00" style:font-name="Verdana1" fo:font-size="9pt" officeooo:paragraph-rsid="002974dd" style:font-size-asian="9pt" style:font-size-complex="9pt"/>
    </style:style>
    <style:style style:name="P18" style:family="paragraph" style:parent-style-name="Standard">
      <style:paragraph-properties style:snap-to-layout-grid="false"/>
      <style:text-properties fo:color="#000000" style:font-name="Verdana1" fo:font-size="9pt" fo:font-weight="bold" style:font-size-asian="9pt" style:font-weight-asian="bold" style:font-size-complex="9pt" style:font-weight-complex="bold"/>
    </style:style>
    <style:style style:name="P19" style:family="paragraph" style:parent-style-name="Standard">
      <style:paragraph-properties style:snap-to-layout-grid="false"/>
      <style:text-properties fo:color="#000000" style:font-name="Verdana1" fo:font-size="9pt" fo:font-weight="bold" officeooo:paragraph-rsid="002c72ac" style:font-size-asian="9pt" style:font-weight-asian="bold" style:font-size-complex="9pt" style:font-weight-complex="bold"/>
    </style:style>
    <style:style style:name="P20" style:family="paragraph" style:parent-style-name="Standard">
      <style:paragraph-properties style:snap-to-layout-grid="false"/>
      <style:text-properties fo:color="#000000" style:font-name="Verdana1" fo:font-size="9pt" fo:font-weight="bold" officeooo:paragraph-rsid="009fd134" style:font-size-asian="9pt" style:font-weight-asian="bold" style:font-size-complex="9pt" style:font-weight-complex="bold"/>
    </style:style>
    <style:style style:name="P21" style:family="paragraph" style:parent-style-name="Standard">
      <style:paragraph-properties style:snap-to-layout-grid="false"/>
      <style:text-properties fo:color="#000000" style:font-name="Verdana1" fo:font-size="9pt" fo:font-weight="bold" officeooo:paragraph-rsid="002974d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fo:color="#000000" style:font-name="Verdana1" fo:font-size="9pt" fo:font-weight="bold" officeooo:rsid="00413262" officeooo:paragraph-rsid="00d4eb14" style:font-size-asian="9pt" style:font-weight-asian="bold" style:font-size-complex="9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000000" style:font-name="Verdana1" fo:font-size="9pt" fo:font-weight="bold" officeooo:rsid="00413262" officeooo:paragraph-rsid="00e48725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0000" style:font-name="Verdana1" fo:font-size="9pt" fo:font-weight="bold" officeooo:rsid="00413262" officeooo:paragraph-rsid="00c4b99f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color="#000000" style:font-name="Verdana1" fo:font-size="9pt" fo:font-weight="bold" officeooo:rsid="00413262" officeooo:paragraph-rsid="009fd134" style:font-size-asian="9pt" style:font-weight-asian="bold" style:font-size-complex="9pt" style:font-weight-complex="bold"/>
    </style:style>
    <style:style style:name="P26" style:family="paragraph" style:parent-style-name="Standard">
      <style:paragraph-properties style:snap-to-layout-grid="false"/>
      <style:text-properties fo:color="#000000" style:font-name="Verdana1" fo:font-size="9pt" fo:font-weight="bold" officeooo:rsid="00d4eb14" officeooo:paragraph-rsid="00e48725" style:font-size-asian="9pt" style:font-weight-asian="bold" style:font-size-complex="9pt" style:font-weight-complex="bold"/>
    </style:style>
    <style:style style:name="P27" style:family="paragraph" style:parent-style-name="Standard">
      <style:paragraph-properties style:snap-to-layout-grid="false"/>
      <style:text-properties fo:color="#000000" style:font-name="Verdana1" fo:font-size="9pt" fo:font-weight="bold" officeooo:rsid="00c4b99f" officeooo:paragraph-rsid="00c4b99f" style:font-size-asian="9pt" style:font-weight-asian="bold" style:font-size-complex="9pt" style:font-weight-complex="bold"/>
    </style:style>
    <style:style style:name="P28" style:family="paragraph" style:parent-style-name="Standard">
      <style:paragraph-properties style:snap-to-layout-grid="false"/>
      <style:text-properties fo:color="#000000" style:font-name="Verdana1" fo:font-size="9pt" fo:font-weight="bold" officeooo:rsid="009fd134" officeooo:paragraph-rsid="00c4b99f" style:font-size-asian="9pt" style:font-weight-asian="bold" style:font-size-complex="9pt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000000" style:font-name="Verdana1" fo:font-size="9pt" fo:font-weight="bold" officeooo:rsid="00e54ddf" officeooo:paragraph-rsid="00e54ddf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000000" style:font-name="Verdana1" fo:font-size="9pt" fo:font-weight="bold" style:font-size-asian="9pt" style:font-weight-asian="bold" style:font-size-complex="9pt" style:font-weight-complex="bold"/>
    </style:style>
    <style:style style:name="P31" style:family="paragraph" style:parent-style-name="Standard">
      <style:paragraph-properties fo:text-align="end" style:justify-single-word="false" style:snap-to-layout-grid="false"/>
      <style:text-properties fo:color="#000000" style:font-name="Verdana1" fo:font-size="9pt" fo:font-weight="bold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end" style:justify-single-word="false" style:snap-to-layout-grid="false"/>
      <style:text-properties fo:color="#000000" style:font-name="Verdana1" fo:font-size="9pt" fo:font-weight="bold" officeooo:paragraph-rsid="002974dd" style:font-size-asian="9pt" style:font-weight-asian="bold" style:font-size-complex="9pt" style:font-weight-complex="bold"/>
    </style:style>
    <style:style style:name="P33" style:family="paragraph" style:parent-style-name="Standard">
      <style:paragraph-properties style:snap-to-layout-grid="false"/>
      <style:text-properties fo:color="#000000" style:font-name="Verdana1" fo:font-size="9pt" fo:language="en" fo:country="US" fo:font-weight="bold" officeooo:rsid="00d4eb14" officeooo:paragraph-rsid="00e48725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34" style:family="paragraph" style:parent-style-name="Standard">
      <style:paragraph-properties style:snap-to-layout-grid="false"/>
      <style:text-properties fo:color="#000000" style:font-name="Verdana1" fo:font-size="9pt" fo:language="en" fo:country="US" fo:font-weight="bold" officeooo:rsid="00d4eb14" officeooo:paragraph-rsid="00e54ddf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language="en" fo:country="US" officeooo:rsid="00d4eb14" officeooo:paragraph-rsid="00e48725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36" style:family="paragraph" style:parent-style-name="Standard">
      <style:paragraph-properties style:snap-to-layout-grid="false"/>
      <style:text-properties fo:font-variant="normal" fo:text-transform="none" fo:color="#000000" style:font-name="verdana" fo:font-size="9pt" fo:letter-spacing="normal" fo:font-style="normal" fo:font-weight="bold" officeooo:paragraph-rsid="00a44121" style:font-size-asian="9pt" style:font-weight-asian="bold" style:font-size-complex="9pt" style:font-weight-complex="bold"/>
    </style:style>
    <style:style style:name="P37" style:family="paragraph" style:parent-style-name="Standard">
      <style:paragraph-properties style:snap-to-layout-grid="false"/>
      <style:text-properties fo:font-variant="normal" fo:text-transform="none" fo:color="#000000" style:font-name="verdana" fo:font-size="9pt" fo:letter-spacing="normal" fo:font-style="normal" fo:font-weight="bold" officeooo:paragraph-rsid="00d10c9e" style:font-size-asian="9pt" style:font-weight-asian="bold" style:font-size-complex="9pt" style:font-weight-complex="bold"/>
    </style:style>
    <style:style style:name="P38" style:family="paragraph" style:parent-style-name="Standard">
      <style:paragraph-properties style:snap-to-layout-grid="false"/>
      <style:text-properties fo:font-variant="normal" fo:text-transform="none" fo:color="#000000" style:font-name="verdana" fo:font-size="9pt" fo:letter-spacing="normal" fo:font-style="normal" fo:font-weight="bold" officeooo:rsid="00d10c9e" officeooo:paragraph-rsid="00d10c9e" style:font-size-asian="9pt" style:font-weight-asian="bold" style:font-size-complex="9pt" style:font-weight-complex="bold"/>
    </style:style>
    <style:style style:name="P39" style:family="paragraph" style:parent-style-name="Standard">
      <style:paragraph-properties style:snap-to-layout-grid="false"/>
      <style:text-properties fo:font-variant="normal" fo:text-transform="none" fo:color="#000000" style:font-name="verdana" fo:font-size="9pt" fo:letter-spacing="normal" fo:font-style="normal" fo:font-weight="bold" officeooo:rsid="00d9d006" officeooo:paragraph-rsid="00d9d006" style:font-size-asian="9pt" style:font-weight-asian="bold" style:font-size-complex="9pt" style:font-weight-complex="bold"/>
    </style:style>
    <style:style style:name="P40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font-name="verdana" fo:font-size="9pt" fo:letter-spacing="normal" fo:font-style="normal" fo:font-weight="normal" officeooo:paragraph-rsid="00b61480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font-name="verdana" fo:font-size="9pt" fo:letter-spacing="normal" fo:font-style="normal" fo:font-weight="normal" officeooo:rsid="0056ec34" officeooo:paragraph-rsid="00d9d006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font-name="verdana" fo:font-size="9pt" fo:letter-spacing="normal" fo:font-style="normal" fo:font-weight="normal" officeooo:rsid="0046adda" officeooo:paragraph-rsid="00a44121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font-name="verdana" fo:font-size="9pt" fo:letter-spacing="normal" fo:font-style="normal" fo:font-weight="normal" officeooo:rsid="00d9d006" officeooo:paragraph-rsid="00d9d006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font-name="verdana" fo:font-size="9pt" fo:letter-spacing="normal" fo:font-style="normal" fo:font-weight="normal" officeooo:rsid="00d10c9e" officeooo:paragraph-rsid="00d10c9e" style:font-size-asian="9pt" style:font-size-complex="9pt"/>
    </style:style>
    <style:style style:name="P45" style:family="paragraph" style:parent-style-name="Standard">
      <style:paragraph-properties style:snap-to-layout-grid="false"/>
      <style:text-properties officeooo:paragraph-rsid="00d80098"/>
    </style:style>
    <style:style style:name="P46" style:family="paragraph" style:parent-style-name="Standard">
      <style:text-properties fo:font-variant="small-caps" fo:color="#000000" style:font-name="Verdana1" fo:font-size="9pt" style:font-size-asian="9pt" style:font-size-complex="9pt"/>
    </style:style>
    <style:style style:name="P47" style:family="paragraph" style:parent-style-name="Standard">
      <style:text-properties fo:font-variant="small-caps" fo:color="#000000" style:font-name="Verdana1" fo:font-size="9pt" officeooo:paragraph-rsid="00e48725" style:font-size-asian="9pt" style:font-size-complex="9pt"/>
    </style:style>
    <style:style style:name="P48" style:family="paragraph" style:parent-style-name="Standard">
      <style:text-properties fo:font-variant="small-caps" fo:color="#000000" style:font-name="Verdana1" fo:font-size="9pt" officeooo:paragraph-rsid="002fd02f" style:font-size-asian="9pt" style:font-size-complex="9pt"/>
    </style:style>
    <style:style style:name="P49" style:family="paragraph" style:parent-style-name="Standard">
      <style:text-properties fo:font-variant="small-caps" fo:color="#000000" style:font-name="Verdana1" fo:font-size="9pt" officeooo:paragraph-rsid="00c4b99f" style:font-size-asian="9pt" style:font-size-complex="9pt"/>
    </style:style>
    <style:style style:name="P50" style:family="paragraph" style:parent-style-name="Standard">
      <style:text-properties fo:font-variant="small-caps" fo:color="#000000" style:font-name="Verdana1" fo:font-size="9pt" officeooo:paragraph-rsid="009fd134" style:font-size-asian="9pt" style:font-size-complex="9pt"/>
    </style:style>
    <style:style style:name="P51" style:family="paragraph" style:parent-style-name="Standard">
      <style:text-properties fo:font-variant="small-caps" fo:color="#000000" style:font-name="Verdana1" fo:font-size="9pt" officeooo:paragraph-rsid="00e54ddf" style:font-size-asian="9pt" style:font-size-complex="9pt"/>
    </style:style>
    <style:style style:name="P52" style:family="paragraph" style:parent-style-name="Standard">
      <style:paragraph-properties fo:text-align="justify" style:justify-single-word="false" style:snap-to-layout-grid="false"/>
      <style:text-properties officeooo:paragraph-rsid="010a34ac"/>
    </style:style>
    <style:style style:name="P5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 style:font-name="Verdana1" fo:font-size="11pt" officeooo:paragraph-rsid="00413262" style:font-size-asian="11pt" style:font-size-complex="11pt"/>
    </style:style>
    <style:style style:name="P54" style:family="paragraph" style:parent-style-name="Standard">
      <style:paragraph-properties fo:margin-left="0.5in" fo:margin-right="0in" fo:margin-top="0in" fo:margin-bottom="0in" loext:contextual-spacing="false" fo:text-indent="-0.25in" style:auto-text-indent="false"/>
      <style:text-properties fo:color="#000000" style:font-name="Verdana1" fo:font-size="10pt" officeooo:rsid="00702cf7" officeooo:paragraph-rsid="00e48725" style:font-size-asian="10pt" style:font-size-complex="10pt"/>
    </style:style>
    <style:style style:name="P55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0000" style:font-name="Verdana1" fo:font-size="10pt" officeooo:paragraph-rsid="00e69b99" style:font-size-asian="10pt" style:font-size-complex="10pt"/>
    </style:style>
    <style:style style:name="P56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0000" style:font-name="Verdana1" fo:font-size="10pt" officeooo:rsid="00a1cb9a" officeooo:paragraph-rsid="00f47c74" style:font-size-asian="10pt" style:font-size-complex="10pt"/>
    </style:style>
    <style:style style:name="P57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0000" style:font-name="Verdana1" fo:font-size="9pt" officeooo:paragraph-rsid="00f80d06" style:font-size-asian="9pt" style:font-size-complex="9pt"/>
    </style:style>
    <style:style style:name="P58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0000" style:font-name="Verdana1" fo:font-size="10.5pt" officeooo:paragraph-rsid="00f88afe" style:font-size-asian="10.5pt" style:font-size-complex="10.5pt"/>
    </style:style>
    <style:style style:name="P59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0fb5ee2"/>
    </style:style>
    <style:style style:name="P60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103a6b3"/>
    </style:style>
    <style:style style:name="P61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1043ef2"/>
    </style:style>
    <style:style style:name="P62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10491be"/>
    </style:style>
    <style:style style:name="P63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105d880"/>
    </style:style>
    <style:style style:name="P64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1064d18"/>
    </style:style>
    <style:style style:name="P65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108c1bd"/>
    </style:style>
    <style:style style:name="P66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10bcf11"/>
    </style:style>
    <style:style style:name="P67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10c2bcb"/>
    </style:style>
    <style:style style:name="P68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officeooo:paragraph-rsid="0115cc13"/>
    </style:style>
    <style:style style:name="P69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0e48725" style:font-size-asian="9pt" style:font-size-complex="9pt"/>
    </style:style>
    <style:style style:name="P70" style:family="paragraph" style:parent-style-name="Standard">
      <style:paragraph-properties fo:margin-left="0.25in" fo:margin-right="0in" fo:text-indent="0in" style:auto-text-indent="false"/>
      <style:text-properties fo:color="#000000" style:font-name="Verdana1" fo:font-size="9pt" style:font-size-asian="9pt" style:font-size-complex="9pt"/>
    </style:style>
    <style:style style:name="P71" style:family="paragraph" style:parent-style-name="Standard">
      <style:paragraph-properties fo:margin-left="0.25in" fo:margin-right="0in" fo:text-indent="0in" style:auto-text-indent="false" style:snap-to-layout-grid="false"/>
      <style:text-properties fo:color="#000000" style:font-name="Verdana1" fo:font-size="9pt" officeooo:rsid="0098a64e" officeooo:paragraph-rsid="002fd02f" style:font-size-asian="9pt" style:font-size-complex="9pt"/>
    </style:style>
    <style:style style:name="P72" style:family="paragraph" style:parent-style-name="Standard">
      <style:paragraph-properties fo:margin-left="0.25in" fo:margin-right="0in" fo:text-indent="0in" style:auto-text-indent="false" style:snap-to-layout-grid="false"/>
      <style:text-properties fo:color="#000000" style:font-name="Verdana1" fo:font-size="9pt" officeooo:rsid="0098a64e" officeooo:paragraph-rsid="00c4b99f" style:font-size-asian="9pt" style:font-size-complex="9pt"/>
    </style:style>
    <style:style style:name="P73" style:family="paragraph" style:parent-style-name="Standard">
      <style:paragraph-properties fo:margin-left="0.25in" fo:margin-right="0in" fo:text-indent="0in" style:auto-text-indent="false" style:snap-to-layout-grid="false"/>
      <style:text-properties fo:color="#000000" style:font-name="Verdana1" fo:font-size="9pt" officeooo:paragraph-rsid="009fd134" style:font-size-asian="9pt" style:font-size-complex="9pt"/>
    </style:style>
    <style:style style:name="P74" style:family="paragraph" style:parent-style-name="Standard">
      <style:paragraph-properties fo:margin-left="0.25in" fo:margin-right="0in" fo:text-indent="0in" style:auto-text-indent="false" style:snap-to-layout-grid="false"/>
      <style:text-properties fo:color="#000000" style:font-name="Verdana1" fo:font-size="9pt" officeooo:paragraph-rsid="00e54ddf" style:font-size-asian="9pt" style:font-size-complex="9pt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align="start" style:justify-single-word="false" fo:orphans="2" fo:widows="2" fo:hyphenation-ladder-count="no-limit" fo:text-indent="0in" style:auto-text-indent="false" style:page-number="auto" fo:background-color="transparent" style:snap-to-layout-grid="false" style:writing-mode="lr-tb"/>
      <style:text-properties fo:color="#000000" style:font-name="Verdana1" fo:font-size="9pt" style:font-size-asian="9pt" style:font-size-complex="9pt" fo:hyphenate="false" fo:hyphenation-remain-char-count="2" fo:hyphenation-push-char-count="2"/>
    </style:style>
    <style:style style:name="P76" style:family="paragraph" style:parent-style-name="Standard">
      <style:paragraph-properties fo:margin-top="0in" fo:margin-bottom="0in" loext:contextual-spacing="false"/>
      <style:text-properties fo:color="#000000" style:font-name="Verdana1" fo:font-size="10.5pt" officeooo:paragraph-rsid="00c4b99f" style:font-size-asian="10.5pt" style:font-size-complex="10.5pt"/>
    </style:style>
    <style:style style:name="P77" style:family="paragraph" style:parent-style-name="Standard">
      <style:paragraph-properties fo:margin-top="0in" fo:margin-bottom="0in" loext:contextual-spacing="false" fo:break-before="page"/>
      <style:text-properties fo:color="#000000" style:font-name="Verdana1" fo:font-size="10pt" officeooo:rsid="00a1cb9a" officeooo:paragraph-rsid="00c4b99f" style:font-size-asian="10pt" style:font-size-complex="10pt"/>
    </style:style>
    <style:style style:name="P78" style:family="paragraph" style:parent-style-name="Title">
      <style:paragraph-properties fo:margin-top="0in" fo:margin-bottom="0in" loext:contextual-spacing="false"/>
      <style:text-properties officeooo:paragraph-rsid="00d857d9"/>
    </style:style>
    <style:style style:name="P79" style:family="paragraph" style:parent-style-name="Heading_20_1">
      <style:text-properties style:font-name="Verdana1" fo:font-size="11pt" officeooo:rsid="00b4558b" officeooo:paragraph-rsid="00b4558b" style:font-size-asian="11pt" style:font-size-complex="11pt"/>
    </style:style>
    <style:style style:name="P80" style:family="paragraph" style:parent-style-name="Heading_20_1">
      <style:text-properties style:font-name="Verdana1" fo:font-size="11pt" officeooo:paragraph-rsid="00a44121" style:font-size-asian="11pt" style:font-size-complex="11pt"/>
    </style:style>
    <style:style style:name="P81" style:family="paragraph" style:parent-style-name="Heading_20_2">
      <style:paragraph-properties fo:margin-left="0.4in" fo:margin-right="0in" fo:margin-top="0.1902in" fo:margin-bottom="0.0902in" loext:contextual-spacing="false" fo:text-indent="-0.4in" style:auto-text-indent="false"/>
      <style:text-properties fo:color="#000000" style:font-name="Verdana1" fo:font-size="11pt" officeooo:paragraph-rsid="002c72ac" style:font-size-asian="11pt" style:font-size-complex="11pt"/>
    </style:style>
    <style:style style:name="P82" style:family="paragraph" style:parent-style-name="Heading_20_2">
      <style:paragraph-properties fo:margin-left="0.4in" fo:margin-right="0in" fo:margin-top="0.1902in" fo:margin-bottom="0.0902in" loext:contextual-spacing="false" fo:text-indent="-0.4in" style:auto-text-indent="false"/>
      <style:text-properties fo:color="#000000" style:font-name="Verdana1" fo:font-size="11pt" officeooo:paragraph-rsid="002974dd" style:font-size-asian="11pt" style:font-size-complex="11pt"/>
    </style:style>
    <style:style style:name="P83" style:family="paragraph" style:parent-style-name="Heading_20_2">
      <style:paragraph-properties fo:margin-left="0.4in" fo:margin-right="0in" fo:text-indent="-0.4in" style:auto-text-indent="false"/>
      <style:text-properties officeooo:paragraph-rsid="005f98ae"/>
    </style:style>
    <style:style style:name="P84" style:family="paragraph" style:parent-style-name="Standard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0000" style:font-name="Verdana1" fo:font-size="9pt" fo:language="en" fo:country="US" officeooo:rsid="00f2b83d" officeooo:paragraph-rsid="00f2b83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85" style:family="paragraph" style:parent-style-name="Standard">
      <style:paragraph-properties fo:text-align="end" style:justify-single-word="false" style:snap-to-layout-grid="false"/>
      <style:text-properties fo:color="#000000" style:font-name="Verdana1" fo:font-size="9pt" fo:font-weight="bold" officeooo:paragraph-rsid="011c981e" style:font-size-asian="9pt" style:font-weight-asian="bold" style:font-size-complex="9pt" style:font-weight-complex="bold"/>
    </style:style>
    <style:style style:name="P86" style:family="paragraph" style:parent-style-name="Standard">
      <style:paragraph-properties fo:text-align="end" style:justify-single-word="false" style:snap-to-layout-grid="false"/>
      <style:text-properties fo:color="#000000" style:font-name="Verdana1" fo:font-size="9pt" fo:font-weight="bold" officeooo:rsid="0035d4a3" officeooo:paragraph-rsid="011c981e" style:font-size-asian="9pt" style:font-weight-asian="bold" style:font-size-complex="9pt" style:font-weight-complex="bold"/>
    </style:style>
    <style:style style:name="P87" style:family="paragraph" style:parent-style-name="Standard" style:list-style-name="WW8Num3">
      <style:paragraph-properties fo:margin-left="0.5in" fo:margin-right="0in" fo:margin-top="0in" fo:margin-bottom="0in" loext:contextual-spacing="false" fo:text-indent="-0.25in" style:auto-text-indent="false"/>
      <style:text-properties fo:color="#000000" style:font-name="Verdana1" fo:font-size="9pt" officeooo:rsid="001eee45" officeooo:paragraph-rsid="00c31380" style:font-size-asian="9pt" style:font-size-complex="9pt"/>
    </style:style>
    <style:style style:name="T1" style:family="text">
      <style:text-properties fo:color="#000000" style:font-name="Verdana1"/>
    </style:style>
    <style:style style:name="T2" style:family="text">
      <style:text-properties fo:color="#000000" style:font-name="Verdana1" fo:font-size="11pt" style:font-size-asian="11pt" style:font-size-complex="11pt"/>
    </style:style>
    <style:style style:name="T3" style:family="text">
      <style:text-properties fo:color="#000000" style:font-name="Verdana1" fo:font-size="9pt" style:text-underline-style="none" fo:font-weight="normal" officeooo:rsid="00d80098" style:font-size-asian="9pt" style:font-weight-asian="normal" style:font-size-complex="9pt" style:font-weight-complex="normal"/>
    </style:style>
    <style:style style:name="T4" style:family="text">
      <style:text-properties fo:color="#000000" style:font-name="Verdana1" fo:font-size="9pt" style:text-underline-style="none" fo:font-weight="normal" officeooo:rsid="00d857d9" style:font-size-asian="9pt" style:font-weight-asian="normal" style:font-size-complex="9pt" style:font-weight-complex="normal"/>
    </style:style>
    <style:style style:name="T5" style:family="text"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T6" style:family="text">
      <style:text-properties fo:color="#000000" style:font-name="Verdana1" fo:font-size="9pt" fo:font-weight="normal" officeooo:rsid="00f80d06" style:font-size-asian="9pt" style:font-weight-asian="normal" style:font-size-complex="9pt" style:font-weight-complex="normal"/>
    </style:style>
    <style:style style:name="T7" style:family="text">
      <style:text-properties fo:color="#000000" style:font-name="Verdana1" fo:font-size="9pt" officeooo:rsid="00f2b83d" style:font-size-asian="9pt" style:font-size-complex="9pt"/>
    </style:style>
    <style:style style:name="T8" style:family="text">
      <style:text-properties fo:color="#000000" style:font-name="Verdana1" fo:font-size="9pt" officeooo:rsid="00f5e1c3" style:font-size-asian="9pt" style:font-size-complex="9pt"/>
    </style:style>
    <style:style style:name="T9" style:family="text">
      <style:text-properties fo:color="#000000" style:font-name="Verdana1" fo:font-size="9pt" officeooo:rsid="00f6b642" style:font-size-asian="9pt" style:font-size-complex="9pt"/>
    </style:style>
    <style:style style:name="T10" style:family="text">
      <style:text-properties fo:color="#000000" style:font-name="Verdana1" fo:font-size="9pt" officeooo:rsid="00f9a49d" style:font-size-asian="9pt" style:font-size-complex="9pt"/>
    </style:style>
    <style:style style:name="T11" style:family="text">
      <style:text-properties fo:color="#000000" style:font-name="Verdana1" fo:font-size="9pt" officeooo:rsid="010491be" style:font-size-asian="9pt" style:font-size-complex="9pt"/>
    </style:style>
    <style:style style:name="T12" style:family="text">
      <style:text-properties fo:color="#000000" style:font-name="Verdana1" fo:font-size="9pt" officeooo:rsid="00f80d06" style:font-size-asian="9pt" style:font-size-complex="9pt"/>
    </style:style>
    <style:style style:name="T13" style:family="text">
      <style:text-properties fo:color="#000000" style:font-name="Verdana1" fo:font-size="9pt" officeooo:rsid="0105d880" style:font-size-asian="9pt" style:font-size-complex="9pt"/>
    </style:style>
    <style:style style:name="T14" style:family="text">
      <style:text-properties fo:color="#000000" style:font-name="Verdana1" fo:font-size="9pt" officeooo:rsid="01064d18" style:font-size-asian="9pt" style:font-size-complex="9pt"/>
    </style:style>
    <style:style style:name="T15" style:family="text">
      <style:text-properties fo:color="#000000" style:font-name="Verdana1" fo:font-size="9pt" officeooo:rsid="01071b2d" style:font-size-asian="9pt" style:font-size-complex="9pt"/>
    </style:style>
    <style:style style:name="T16" style:family="text">
      <style:text-properties fo:color="#000000" style:font-name="Verdana1" fo:font-size="9pt" officeooo:rsid="010bcf11" style:font-size-asian="9pt" style:font-size-complex="9pt"/>
    </style:style>
    <style:style style:name="T17" style:family="text">
      <style:text-properties fo:color="#000000" style:font-name="Verdana1" fo:font-size="9pt" officeooo:rsid="0111c5e8" style:font-size-asian="9pt" style:font-size-complex="9pt"/>
    </style:style>
    <style:style style:name="T18" style:family="text">
      <style:text-properties fo:color="#000000" style:font-name="Verdana1" fo:font-size="9pt" officeooo:rsid="01133ba6" style:font-size-asian="9pt" style:font-size-complex="9pt"/>
    </style:style>
    <style:style style:name="T19" style:family="text">
      <style:text-properties fo:color="#000000" style:font-name="Verdana1" fo:font-size="9pt" officeooo:rsid="0115cc13" style:font-size-asian="9pt" style:font-size-complex="9pt"/>
    </style:style>
    <style:style style:name="T20" style:family="text">
      <style:text-properties fo:color="#000000" style:font-name="Verdana1" fo:font-size="9pt" officeooo:rsid="01165a9d" style:font-size-asian="9pt" style:font-size-complex="9pt"/>
    </style:style>
    <style:style style:name="T21" style:family="text">
      <style:text-properties fo:color="#000000" style:font-name="Verdana1" fo:font-size="9pt" officeooo:rsid="0117581d" style:font-size-asian="9pt" style:font-size-complex="9pt"/>
    </style:style>
    <style:style style:name="T22" style:family="text">
      <style:text-properties fo:color="#000000" style:font-name="Verdana1" fo:font-size="9pt" fo:language="en" fo:country="US" officeooo:rsid="00d4eb1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23" style:family="text">
      <style:text-properties fo:color="#000000" style:font-name="Verdana1" fo:font-size="9pt" fo:language="en" fo:country="US" officeooo:rsid="00ef4ad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24" style:family="text">
      <style:text-properties fo:color="#000000" style:font-name="Verdana1" fo:font-size="9pt" fo:language="en" fo:country="US" officeooo:rsid="00f0c42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25" style:family="text">
      <style:text-properties fo:color="#000000" style:font-name="Verdana1" fo:font-size="9pt" fo:language="en" fo:country="US" officeooo:rsid="00f2b83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26" style:family="text">
      <style:text-properties fo:color="#000000" style:font-name="Verdana1" fo:font-size="9pt" fo:language="en" fo:country="US" officeooo:rsid="00f47c7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27" style:family="text">
      <style:text-properties fo:color="#000000" style:font-name="Verdana1" fo:font-size="9pt" fo:language="en" fo:country="US" officeooo:rsid="00f53aaf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28" style:family="text">
      <style:text-properties fo:color="#000000" style:font-name="Verdana1" fo:font-size="9pt" fo:language="en" fo:country="US" officeooo:rsid="00f5e1c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29" style:family="text">
      <style:text-properties fo:color="#000000" style:font-name="Verdana1" fo:font-size="9pt" fo:language="en" fo:country="US" officeooo:rsid="00f6b64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0" style:family="text">
      <style:text-properties fo:color="#000000" style:font-name="Verdana1" fo:font-size="9pt" fo:language="en" fo:country="US" officeooo:rsid="00f88af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1" style:family="text">
      <style:text-properties fo:color="#000000" style:font-name="Verdana1" fo:font-size="9pt" fo:language="en" fo:country="US" officeooo:rsid="00f91e37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2" style:family="text">
      <style:text-properties fo:color="#000000" style:font-name="Verdana1" fo:font-size="9pt" fo:language="en" fo:country="US" officeooo:rsid="00f9a49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3" style:family="text">
      <style:text-properties fo:color="#000000" style:font-name="Verdana1" fo:font-size="9pt" fo:language="en" fo:country="US" officeooo:rsid="00faa609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4" style:family="text">
      <style:text-properties fo:color="#000000" style:font-name="Verdana1" fo:font-size="9pt" fo:language="en" fo:country="US" officeooo:rsid="00fb5ee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5" style:family="text">
      <style:text-properties fo:color="#000000" style:font-name="Verdana1" fo:font-size="9pt" fo:language="en" fo:country="US" officeooo:rsid="00feb94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6" style:family="text">
      <style:text-properties fo:color="#000000" style:font-name="Verdana1" fo:font-size="9pt" fo:language="en" fo:country="US" officeooo:rsid="0100237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7" style:family="text">
      <style:text-properties fo:color="#000000" style:font-name="Verdana1" fo:font-size="9pt" fo:language="en" fo:country="US" officeooo:rsid="0103a6b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8" style:family="text">
      <style:text-properties fo:color="#000000" style:font-name="Verdana1" fo:font-size="9pt" fo:language="en" fo:country="US" officeooo:rsid="01043e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9" style:family="text">
      <style:text-properties fo:color="#000000" style:font-name="Verdana1" fo:font-size="9pt" fo:language="en" fo:country="US" officeooo:rsid="010491b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0" style:family="text">
      <style:text-properties fo:color="#000000" style:font-name="Verdana1" fo:font-size="9pt" fo:language="en" fo:country="US" officeooo:rsid="008df7f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1" style:family="text">
      <style:text-properties fo:color="#000000" style:font-name="Verdana1" fo:font-size="9pt" fo:language="en" fo:country="US" officeooo:rsid="00f80d0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2" style:family="text">
      <style:text-properties fo:color="#000000" style:font-name="Verdana1" fo:font-size="9pt" fo:language="en" fo:country="US" officeooo:rsid="0105d880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3" style:family="text">
      <style:text-properties fo:color="#000000" style:font-name="Verdana1" fo:font-size="9pt" fo:language="en" fo:country="US" officeooo:rsid="010619e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4" style:family="text">
      <style:text-properties fo:color="#000000" style:font-name="Verdana1" fo:font-size="9pt" fo:language="en" fo:country="US" officeooo:rsid="01064d1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5" style:family="text">
      <style:text-properties fo:color="#000000" style:font-name="Verdana1" fo:font-size="9pt" fo:language="en" fo:country="US" officeooo:rsid="0107b67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6" style:family="text">
      <style:text-properties fo:color="#000000" style:font-name="Verdana1" fo:font-size="9pt" fo:language="en" fo:country="US" officeooo:rsid="0108c1b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7" style:family="text">
      <style:text-properties fo:color="#000000" style:font-name="Verdana1" fo:font-size="9pt" fo:language="en" fo:country="US" officeooo:rsid="010a34ac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8" style:family="text">
      <style:text-properties fo:color="#000000" style:font-name="Verdana1" fo:font-size="9pt" fo:language="en" fo:country="US" officeooo:rsid="010bcf1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9" style:family="text">
      <style:text-properties fo:color="#000000" style:font-name="Verdana1" fo:font-size="9pt" fo:language="en" fo:country="US" officeooo:rsid="010c2bcb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0" style:family="text">
      <style:text-properties fo:color="#000000" style:font-name="Verdana1" fo:font-size="9pt" fo:language="en" fo:country="US" officeooo:rsid="010dd177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1" style:family="text">
      <style:text-properties fo:color="#000000" style:font-name="Verdana1" fo:font-size="9pt" fo:language="en" fo:country="US" officeooo:rsid="0111c5e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2" style:family="text">
      <style:text-properties fo:color="#000000" style:font-name="Verdana1" fo:font-size="9pt" fo:language="en" fo:country="US" officeooo:rsid="0113c65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3" style:family="text">
      <style:text-properties fo:color="#000000" style:font-name="Verdana1" fo:font-size="9pt" fo:language="en" fo:country="US" officeooo:rsid="011575a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4" style:family="text">
      <style:text-properties fo:color="#000000" style:font-name="Verdana1" fo:font-size="9pt" fo:language="en" fo:country="US" officeooo:rsid="0115cc1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5" style:family="text">
      <style:text-properties fo:color="#000000" style:font-name="Verdana1" fo:font-size="9pt" fo:language="en" fo:country="US" officeooo:rsid="01165a9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6" style:family="text">
      <style:text-properties fo:color="#000000" style:font-name="Verdana1" fo:font-size="9pt" fo:language="en" fo:country="US" officeooo:rsid="01180b65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7" style:family="text">
      <style:text-properties fo:color="#000000" style:font-name="Verdana1" fo:font-size="9pt" fo:language="en" fo:country="US" officeooo:rsid="011916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8" style:family="text">
      <style:text-properties fo:color="#000000" style:font-name="Verdana1" fo:font-size="9pt" fo:language="en" fo:country="US" officeooo:rsid="011ac5d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9" style:family="text">
      <style:text-properties fo:color="#000000" style:font-name="Verdana1" fo:font-size="9pt" fo:language="en" fo:country="US" fo:font-style="normal" fo:font-weight="bold" officeooo:rsid="00ef4ad3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0" style:family="text">
      <style:text-properties fo:color="#000000" style:font-name="Verdana1" fo:font-size="9pt" fo:language="en" fo:country="US" fo:font-style="normal" fo:font-weight="bold" officeooo:rsid="00f53aaf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1" style:family="text">
      <style:text-properties fo:color="#000000" style:font-name="Verdana1" fo:font-size="9pt" fo:language="en" fo:country="US" fo:font-style="normal" fo:font-weight="bold" officeooo:rsid="010a34ac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2" style:family="text">
      <style:text-properties fo:color="#000000" style:font-name="Verdana1" fo:font-size="9pt" fo:language="en" fo:country="US" fo:font-style="normal" fo:font-weight="normal" officeooo:rsid="0108c1bd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63" style:family="text">
      <style:text-properties fo:color="#000000" style:font-name="Verdana1" fo:font-size="9pt" fo:language="en" fo:country="US" fo:font-weight="bold" officeooo:rsid="00f47c74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4" style:family="text">
      <style:text-properties fo:color="#000000" style:font-name="Verdana1" fo:font-size="9pt" fo:language="en" fo:country="US" fo:font-weight="bold" officeooo:rsid="00f5e1c3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5" style:family="text">
      <style:text-properties fo:color="#000000" style:font-name="Verdana1" fo:font-size="9pt" fo:language="en" fo:country="US" fo:font-weight="bold" officeooo:rsid="00f88afe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6" style:family="text">
      <style:text-properties fo:color="#000000" style:font-name="Verdana1" fo:font-size="9pt" fo:language="en" fo:country="US" fo:font-weight="bold" officeooo:rsid="00f91e37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7" style:family="text">
      <style:text-properties fo:color="#000000" style:font-name="Verdana1" fo:font-size="9pt" fo:language="en" fo:country="US" fo:font-weight="bold" officeooo:rsid="00f6b642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8" style:family="text">
      <style:text-properties fo:color="#000000" style:font-name="Verdana1" fo:font-size="9pt" fo:language="en" fo:country="US" fo:font-weight="bold" officeooo:rsid="011575a2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9" style:family="text">
      <style:text-properties fo:color="#000000" style:font-name="Verdana1" fo:font-size="9pt" fo:font-weight="bold" officeooo:rsid="00f5e1c3" style:font-size-asian="9pt" style:font-weight-asian="bold" style:font-size-complex="9pt" style:font-weight-complex="bold"/>
    </style:style>
    <style:style style:name="T70" style:family="text">
      <style:text-properties fo:color="#000000" style:font-name="Verdana1" fo:font-size="9pt" fo:font-weight="bold" officeooo:rsid="00feb94d" style:font-size-asian="9pt" style:font-weight-asian="bold" style:font-size-complex="9pt" style:font-weight-complex="bold"/>
    </style:style>
    <style:style style:name="T71" style:family="text">
      <style:text-properties fo:color="#000000" style:font-name="Verdana1" fo:font-size="9pt" fo:font-weight="bold" officeooo:rsid="010491be" style:font-size-asian="9pt" style:font-weight-asian="bold" style:font-size-complex="9pt" style:font-weight-complex="bold"/>
    </style:style>
    <style:style style:name="T72" style:family="text">
      <style:text-properties fo:color="#000000" style:font-name="Verdana1" fo:font-size="15pt" officeooo:rsid="0094443e" style:font-size-asian="15pt" style:font-size-complex="15pt"/>
    </style:style>
    <style:style style:name="T73" style:family="text">
      <style:text-properties fo:color="#000000" style:font-name="Verdana1" fo:font-size="10pt" style:text-underline-style="none" fo:font-weight="bold" officeooo:rsid="00d80098" style:font-size-asian="10pt" style:font-weight-asian="bold" style:font-size-complex="10pt" style:font-weight-complex="bold"/>
    </style:style>
    <style:style style:name="T74" style:family="text">
      <style:text-properties fo:color="#000000" style:font-name="Verdana1" fo:font-size="10pt" fo:font-weight="bold" style:font-size-asian="10pt" style:font-weight-asian="bold" style:font-size-complex="10pt" style:font-weight-complex="bold"/>
    </style:style>
    <style:style style:name="T75" style:family="text">
      <style:text-properties fo:color="#000000" style:font-name="Verdana1" fo:font-size="10pt" fo:font-weight="bold" officeooo:rsid="002343e1" style:font-size-asian="10pt" style:font-weight-asian="bold" style:font-size-complex="10pt" style:font-weight-complex="bold"/>
    </style:style>
    <style:style style:name="T76" style:family="text">
      <style:text-properties fo:color="#000000" style:font-name="Verdana1" fo:font-size="14pt" fo:font-weight="bold" style:font-size-asian="14pt" style:font-weight-asian="bold" style:font-size-complex="14pt" style:font-weight-complex="bold"/>
    </style:style>
    <style:style style:name="T77" style:family="text">
      <style:text-properties fo:color="#000000" style:font-name="Verdana1" officeooo:rsid="0098a64e"/>
    </style:style>
    <style:style style:name="T78" style:family="text">
      <style:text-properties fo:color="#000000" style:font-name="Verdana1" officeooo:rsid="00c4b99f"/>
    </style:style>
    <style:style style:name="T79" style:family="text">
      <style:text-properties fo:color="#000000" style:font-name="Verdana1" fo:language="en" fo:country="US" officeooo:rsid="00c4b99f" style:font-name-asian="Times New Roman" style:language-asian="zxx" style:country-asian="none" style:font-name-complex="Times New Roman" style:language-complex="ar" style:country-complex="SA"/>
    </style:style>
    <style:style style:name="T80" style:family="text">
      <style:text-properties fo:color="#000000" style:font-name="Verdana1" fo:language="en" fo:country="US" officeooo:rsid="00e48725" style:font-name-asian="Times New Roman" style:language-asian="zxx" style:country-asian="none" style:font-name-complex="Times New Roman" style:language-complex="ar" style:country-complex="SA"/>
    </style:style>
    <style:style style:name="T81" style:family="text">
      <style:text-properties fo:color="#000000" style:font-name="Verdana1" fo:language="en" fo:country="US" officeooo:rsid="00e7eef7" style:font-name-asian="Times New Roman" style:language-asian="zxx" style:country-asian="none" style:font-name-complex="Times New Roman" style:language-complex="ar" style:country-complex="SA"/>
    </style:style>
    <style:style style:name="T82" style:family="text">
      <style:text-properties fo:font-variant="small-caps"/>
    </style:style>
    <style:style style:name="T83" style:family="text">
      <style:text-properties fo:font-variant="small-caps" officeooo:rsid="00e48725"/>
    </style:style>
    <style:style style:name="T84" style:family="text">
      <style:text-properties officeooo:rsid="001eee45"/>
    </style:style>
    <style:style style:name="T85" style:family="text">
      <style:text-properties officeooo:rsid="00413262"/>
    </style:style>
    <style:style style:name="T86" style:family="text">
      <style:text-properties officeooo:rsid="00542692"/>
    </style:style>
    <style:style style:name="T87" style:family="text">
      <style:text-properties officeooo:rsid="00558bb9"/>
    </style:style>
    <style:style style:name="T88" style:family="text">
      <style:text-properties fo:font-weight="normal" officeooo:rsid="0056ec34" style:font-weight-asian="normal" style:font-weight-complex="normal"/>
    </style:style>
    <style:style style:name="T89" style:family="text">
      <style:text-properties fo:font-weight="normal" officeooo:rsid="00dbd22b" style:font-weight-asian="normal" style:font-weight-complex="normal"/>
    </style:style>
    <style:style style:name="T90" style:family="text">
      <style:text-properties fo:font-weight="normal" officeooo:rsid="011c981e" style:font-weight-asian="normal" style:font-weight-complex="normal"/>
    </style:style>
    <style:style style:name="T91" style:family="text">
      <style:text-properties officeooo:rsid="00605ee9"/>
    </style:style>
    <style:style style:name="T92" style:family="text">
      <style:text-properties officeooo:rsid="00640231"/>
    </style:style>
    <style:style style:name="T93" style:family="text">
      <style:text-properties officeooo:rsid="00796f3e"/>
    </style:style>
    <style:style style:name="T94" style:family="text">
      <style:text-properties officeooo:rsid="0084ffc7"/>
    </style:style>
    <style:style style:name="T95" style:family="text">
      <style:text-properties officeooo:rsid="008e5568"/>
    </style:style>
    <style:style style:name="T96" style:family="text">
      <style:text-properties officeooo:rsid="0098a64e"/>
    </style:style>
    <style:style style:name="T97" style:family="text">
      <style:text-properties fo:color="#0000cc" style:font-name="Verdana" fo:font-size="9pt" style:text-underline-style="none" style:font-size-asian="9pt" style:font-size-complex="9pt"/>
    </style:style>
    <style:style style:name="T98" style:family="text">
      <style:text-properties officeooo:rsid="009e1d8f"/>
    </style:style>
    <style:style style:name="T99" style:family="text">
      <style:text-properties officeooo:rsid="009fd134"/>
    </style:style>
    <style:style style:name="T100" style:family="text">
      <style:text-properties officeooo:rsid="00b06671"/>
    </style:style>
    <style:style style:name="T101" style:family="text">
      <style:text-properties officeooo:rsid="00b4f557"/>
    </style:style>
    <style:style style:name="T102" style:family="text">
      <style:text-properties officeooo:rsid="00c31380"/>
    </style:style>
    <style:style style:name="T103" style:family="text">
      <style:text-properties fo:font-style="italic" officeooo:rsid="00c31380" style:font-style-asian="italic" style:font-style-complex="italic"/>
    </style:style>
    <style:style style:name="T104" style:family="text">
      <style:text-properties fo:font-style="italic" officeooo:rsid="0092e5d0" style:font-style-asian="italic" style:font-style-complex="italic"/>
    </style:style>
    <style:style style:name="T105" style:family="text">
      <style:text-properties officeooo:rsid="0092e5d0"/>
    </style:style>
    <style:style style:name="T106" style:family="text">
      <style:text-properties officeooo:rsid="00c4b99f"/>
    </style:style>
    <style:style style:name="T107" style:family="text">
      <style:text-properties officeooo:rsid="00c5a47c"/>
    </style:style>
    <style:style style:name="T108" style:family="text">
      <style:text-properties officeooo:rsid="00c7e5ae"/>
    </style:style>
    <style:style style:name="T109" style:family="text">
      <style:text-properties officeooo:rsid="00cb9a3a"/>
    </style:style>
    <style:style style:name="T110" style:family="text">
      <style:text-properties officeooo:rsid="00cf3342"/>
    </style:style>
    <style:style style:name="T111" style:family="text">
      <style:text-properties officeooo:rsid="00cfd9ec"/>
    </style:style>
    <style:style style:name="T112" style:family="text">
      <style:text-properties officeooo:rsid="00d21ced"/>
    </style:style>
    <style:style style:name="T113" style:family="text">
      <style:text-properties officeooo:rsid="00d4eb14"/>
    </style:style>
    <style:style style:name="T114" style:family="text">
      <style:text-properties officeooo:rsid="00d9d006"/>
    </style:style>
    <style:style style:name="T115" style:family="text">
      <style:text-properties officeooo:rsid="00da14b0"/>
    </style:style>
    <style:style style:name="T116" style:family="text">
      <style:text-properties officeooo:rsid="00de4f60"/>
    </style:style>
    <style:style style:name="T117" style:family="text">
      <style:text-properties officeooo:rsid="00df90c0"/>
    </style:style>
    <style:style style:name="T118" style:family="text">
      <style:text-properties officeooo:rsid="00e48725"/>
    </style:style>
    <style:style style:name="T119" style:family="text">
      <style:text-properties officeooo:rsid="00e54ddf"/>
    </style:style>
    <style:style style:name="T120" style:family="text">
      <style:text-properties fo:font-variant="normal" fo:text-transform="none" fo:color="#000000" style:font-name="verdana" fo:font-size="9pt" fo:letter-spacing="normal" fo:font-style="normal" fo:font-weight="normal" officeooo:rsid="0042b3f9" style:font-size-asian="9pt" style:font-weight-asian="normal" style:font-size-complex="9pt" style:font-weight-complex="normal"/>
    </style:style>
    <style:style style:name="T121" style:family="text">
      <style:text-properties fo:font-variant="normal" fo:text-transform="none" fo:color="#000000" style:font-name="verdana" fo:font-size="9pt" fo:letter-spacing="normal" fo:font-style="normal" fo:font-weight="normal" officeooo:rsid="010a34ac" style:font-size-asian="9pt" style:font-weight-asian="normal" style:font-size-complex="9pt" style:font-weight-complex="normal"/>
    </style:style>
    <style:style style:name="T122" style:family="text">
      <style:text-properties fo:font-variant="normal" fo:text-transform="none" fo:color="#000000" style:font-name="verdana" fo:font-size="9pt" fo:letter-spacing="normal" fo:language="en" fo:country="US" fo:font-style="normal" fo:font-weight="normal" officeooo:rsid="00c7e5ae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123" style:family="text">
      <style:text-properties fo:font-variant="normal" fo:text-transform="none" fo:color="#000000" style:font-name="verdana" fo:font-size="9pt" fo:letter-spacing="normal" fo:language="en" fo:country="US" fo:font-style="normal" fo:font-weight="normal" officeooo:rsid="010a34ac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124" style:family="text">
      <style:text-properties officeooo:rsid="011c9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8"><text:span text:style-name="T76">Bruce Ingalls</text:span><text:span text:style-name="Internet_20_link"><text:span text:style-name="T3"> <text:s text:c="5"/></text:span></text:span><text:span text:style-name="Internet_20_link"><text:span text:style-name="T4"><text:s text:c="3"/></text:span></text:span><text:span text:style-name="Internet_20_link"><text:span text:style-name="T73">New York, NY</text:span></text:span><text:span text:style-name="T1"><text:line-break/></text:span><text:span text:style-name="T74">PHP </text:span><text:span text:style-name="T75">and</text:span><text:span text:style-name="T74"> JavaScript programmer of 10+ years</text:span></text:p>
          </table:table-cell>
          <table:table-cell table:style-name="Table1.B1" office:value-type="string">
            <text:p text:style-name="P45"><text:a xlink:type="simple" xlink:href="mailto:bruce.ingalls@gmail.com" text:style-name="Internet_20_link" text:visited-style-name="Visited_20_Internet_20_Link"><text:span text:style-name="Internet_20_link">bruce . ingalls </text:span></text:a><text:a xlink:type="simple" xlink:href="mailto:bruce.ingalls@gmail.com" text:style-name="Internet_20_link" text:visited-style-name="Visited_20_Internet_20_Link"><text:span text:style-name="Internet_20_link">(at)</text:span></text:a><text:a xlink:type="simple" xlink:href="mailto:bruce.ingalls@gmail.com" text:style-name="Internet_20_link" text:visited-style-name="Visited_20_Internet_20_Link"><text:span text:style-name="Internet_20_link"> gmail</text:span></text:a></text:p>
            <text:p text:style-name="Standard"><text:a xlink:type="simple" xlink:href="http://www.premierpilatesandyoga.us/bruce/" text:style-name="Internet_20_link" text:visited-style-name="Visited_20_Internet_20_Link"><text:span text:style-name="T97">http://www.premierpilatesandyoga.us/bruce/</text:span></text:a></text:p>
          </table:table-cell>
        </table:table-row>
      </table:table>
      <text:h text:style-name="P79" text:outline-level="1">SKILLS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6">Languages</text:p>
          </table:table-cell>
          <table:table-cell table:style-name="Table8.B1" office:value-type="string">
            <text:p text:style-name="P40">C++<text:span text:style-name="T108">,</text:span> C#, Java, JavaScript, PHP, <text:span text:style-name="T101">Sass, TypeScript</text:span></text:p>
          </table:table-cell>
        </table:table-row>
        <table:table-row table:style-name="Table8.1">
          <table:table-cell table:style-name="Table8.A1" office:value-type="string">
            <text:p text:style-name="P39">API</text:p>
          </table:table-cell>
          <table:table-cell table:style-name="Table8.B1" office:value-type="string">
            <text:p text:style-name="P43">GrahphQL, ReST web services: create &amp; <text:span text:style-name="T116">call</text:span></text:p>
          </table:table-cell>
        </table:table-row>
        <table:table-row table:style-name="Table8.1">
          <table:table-cell table:style-name="Table8.A3" office:value-type="string">
            <text:p text:style-name="P37">Database</text:p>
          </table:table-cell>
          <table:table-cell table:style-name="Table8.B3" office:value-type="string">
            <text:p text:style-name="P52"><text:span text:style-name="T121">DBA &amp;</text:span><text:span text:style-name="T120"> ETL</text:span><text:span text:style-name="T121"> of MySQL &amp; other SQL. </text:span><text:span text:style-name="T120">Mongo, </text:span><text:span text:style-name="T122">R</text:span><text:span text:style-name="T123">edis</text:span></text:p>
          </table:table-cell>
        </table:table-row>
        <table:table-row table:style-name="Table8.1">
          <table:table-cell table:style-name="Table8.A1" office:value-type="string">
            <text:p text:style-name="P38">Dev Ops</text:p>
          </table:table-cell>
          <table:table-cell table:style-name="Table8.B1" office:value-type="string">
            <text:p text:style-name="P44">Ansible, AWS, <text:span text:style-name="T114">Docker, </text:span>Git, Redis, Vagrant</text:p>
          </table:table-cell>
        </table:table-row>
        <table:table-row table:style-name="Table8.1">
          <table:table-cell table:style-name="Table8.A3" office:value-type="string">
            <text:p text:style-name="P36">JavaScript</text:p>
          </table:table-cell>
          <table:table-cell table:style-name="Table8.B3" office:value-type="string">
            <text:p text:style-name="P42">Angular / Ionic, jQuery, Meteor, Node<text:span text:style-name="T117">.js, React, Vue</text:span></text:p>
          </table:table-cell>
        </table:table-row>
        <table:table-row table:style-name="Table8.1">
          <table:table-cell table:style-name="Table8.A3" office:value-type="string">
            <text:p text:style-name="P39">Web</text:p>
          </table:table-cell>
          <table:table-cell table:style-name="Table8.B3" office:value-type="string">
            <text:p text:style-name="P41"><text:span text:style-name="T114">Apache, </text:span>Laravel, <text:span text:style-name="T114">Nginx</text:span></text:p>
          </table:table-cell>
        </table:table-row>
      </table:table>
      <text:h text:style-name="P80" text:outline-level="1">ACCOMPLISHMENT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Architecture</text:p>
          </table:table-cell>
          <table:table-cell table:style-name="Table5.B1" office:value-type="string">
            <text:p text:style-name="P1"><text:span text:style-name="T93">Reactive </text:span>Single Page App, scale<text:span text:style-name="T93">d for</text:span> updates <text:span text:style-name="T94">with</text:span>in second<text:span text:style-name="T92">s</text:span></text:p>
          </table:table-cell>
        </table:table-row>
        <table:table-row table:style-name="Table5.1">
          <table:table-cell table:style-name="Table5.A1" office:value-type="string">
            <text:p text:style-name="P19">Back End</text:p>
          </table:table-cell>
          <table:table-cell table:style-name="Table5.B1" office:value-type="string">
            <text:p text:style-name="P5">Performance optimization &amp; multi-layer caching</text:p>
          </table:table-cell>
        </table:table-row>
        <table:table-row table:style-name="Table5.1">
          <table:table-cell table:style-name="Table5.A3" office:value-type="string">
            <text:p text:style-name="P19">Front End</text:p>
          </table:table-cell>
          <table:table-cell table:style-name="Table5.B3" office:value-type="string">
            <text:p text:style-name="P2"><text:span text:style-name="T108">Mobile-first Ionic</text:span> <text:span text:style-name="T108">over </text:span>ReST <text:span text:style-name="T86">API</text:span>. <text:span text:style-name="T93">CSS framework alpha adopter</text:span></text:p>
          </table:table-cell>
        </table:table-row>
        <table:table-row table:style-name="Table5.1">
          <table:table-cell table:style-name="Table5.A1" office:value-type="string">
            <text:p text:style-name="P19">Open Source</text:p>
          </table:table-cell>
          <table:table-cell table:style-name="Table5.B1" office:value-type="string">
            <text:p text:style-name="P4"><text:span text:style-name="T88">Created </text:span><text:span text:style-name="T89">JDK installer for Ubuntu, more</text:span></text:p>
          </table:table-cell>
        </table:table-row>
      </table:table>
      <text:h text:style-name="P81" text:outline-level="2">EXPERIENCE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3">E<text:span text:style-name="T118">xenta</text:span></text:p>
          </table:table-cell>
          <table:table-cell table:style-name="Table11.A1" office:value-type="string">
            <text:p text:style-name="P22">New York, NY</text:p>
          </table:table-cell>
          <table:table-cell table:style-name="Table11.A1" office:value-type="string">
            <text:p text:style-name="P86"><text:span text:style-name="T90">1 year </text:span>201<text:span text:style-name="T118">9</text:span></text:p>
          </table:table-cell>
        </table:table-row>
        <table:table-row table:style-name="Table11.1">
          <table:table-cell table:style-name="Table11.A2" table:number-columns-spanned="3" office:value-type="string">
            <text:p text:style-name="P35">D<text:span text:style-name="T118">eveloper: PLM Product Lifecycle Management</text:span></text:p>
          </table:table-cell>
          <table:covered-table-cell/>
          <table:covered-table-cell/>
        </table:table-row>
      </table:table>
      <text:p text:style-name="P6"><text:span text:style-name="T83">E</text:span><text:span text:style-name="T82">nvironment</text:span></text:p>
      <text:p text:style-name="P69"><text:span text:style-name="T77">Laravel PHP</text:span><text:span text:style-name="T78"> 7</text:span><text:span text:style-name="T77">, </text:span><text:span text:style-name="T79">B</text:span><text:span text:style-name="T80">ootstrap</text:span><text:span text:style-name="T81">, Docker</text:span></text:p>
      <text:p text:style-name="P47">Experience</text:p>
      <text:p text:style-name="P65"><text:span text:style-name="T46">Exenta brought me on</text:span><text:span text:style-name="T48">,</text:span><text:span text:style-name="T46"> to communicate</text:span><text:span text:style-name="T23"> between our onsite product manager </text:span><text:span text:style-name="T47">and</text:span><text:span text:style-name="T46"> </text:span><text:span text:style-name="T23">our remote consultants. </text:span></text:p>
      <text:p text:style-name="P65"><text:span text:style-name="T23">I h</text:span><text:span text:style-name="T47">elped</text:span><text:span text:style-name="T23"> </text:span><text:span text:style-name="T59">t</text:span><text:span text:style-name="T60">ripl</text:span><text:span text:style-name="T61">e</text:span><text:span text:style-name="T59"> testing </text:span><text:span text:style-name="T60">speeds</text:span><text:span text:style-name="T62">, keeping</text:span><text:span text:style-name="T23"> delivery cycles</text:span><text:span text:style-name="T46"> faster than other departments.</text:span></text:p>
      <text:p text:style-name="P55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6">Consultant</text:p>
          </table:table-cell>
          <table:table-cell table:style-name="Table13.A1" office:value-type="string">
            <text:p text:style-name="P23">New York, NY</text:p>
          </table:table-cell>
          <table:table-cell table:style-name="Table13.A1" office:value-type="string">
            <text:p text:style-name="P86"><text:span text:style-name="T90">1 year </text:span>201<text:span text:style-name="T113">8</text:span></text:p>
          </table:table-cell>
        </table:table-row>
        <table:table-row table:style-name="Table13.1">
          <table:table-cell table:style-name="Table13.A2" table:number-columns-spanned="3" office:value-type="string">
            <text:p text:style-name="P7">Consultant<text:span text:style-name="T112">:</text:span> Short gigs in PHP &amp; <text:span text:style-name="T115">JavaScript</text:span></text:p>
          </table:table-cell>
          <table:covered-table-cell/>
          <table:covered-table-cell/>
        </table:table-row>
      </table:table>
      <text:p text:style-name="P47">Experience</text:p>
      <text:p text:style-name="P59"><text:span text:style-name="T22">I</text:span><text:span text:style-name="T23"> consulted for </text:span><text:span text:style-name="T34">various </text:span><text:span text:style-name="T23">small businesses</text:span><text:span text:style-name="T34">, and an enterprise firm with </text:span><text:span text:style-name="T25">24/7 uptime &amp; reliability</text:span><text:span text:style-name="T34"> maintenance</text:span><text:span text:style-name="T25">.</text:span></text:p>
      <text:p text:style-name="P59"><text:span text:style-name="T45">A</text:span><text:span text:style-name="T23"> stealth travel startup</text:span><text:span text:style-name="T45"> needed my</text:span><text:span text:style-name="T34"> </text:span><text:span text:style-name="T27">s</text:span><text:span text:style-name="T45">upport on</text:span><text:span text:style-name="T27"> new social logins of Google, Facebook, etc,</text:span><text:span text:style-name="T23"> for a </text:span><text:span text:style-name="T59">Vue.js SPA</text:span><text:span text:style-name="T23">. </text:span></text:p>
      <text:p text:style-name="P59"><text:span text:style-name="T23">I b</text:span><text:span text:style-name="T24">ootstrapped</text:span><text:span text:style-name="T23"> a real-estate startup t</text:span><text:span text:style-name="T28">o</text:span><text:span text:style-name="T24"> self-serve </text:span><text:span text:style-name="T23">with </text:span><text:span text:style-name="T28">new static site tech I brought in.</text:span></text:p>
      <text:p text:style-name="P8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>Helix</text:p>
          </table:table-cell>
          <table:table-cell table:style-name="Table3.A1" office:value-type="string">
            <text:p text:style-name="P24">New York, NY</text:p>
          </table:table-cell>
          <table:table-cell table:style-name="Table3.A1" office:value-type="string">
            <text:p text:style-name="P86"><text:span text:style-name="T90">1 year </text:span>201<text:span text:style-name="T106">7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8"><text:span text:style-name="T112">Developer: </text:span>Mattress e-commerce</text:p>
          </table:table-cell>
          <table:covered-table-cell/>
          <table:covered-table-cell/>
        </table:table-row>
      </table:table>
      <text:p text:style-name="P9">E<text:span text:style-name="T82">nvironment</text:span></text:p>
      <text:p text:style-name="P71">Laravel PHP<text:span text:style-name="T106"> 7</text:span>, <text:span text:style-name="T106">Vue</text:span> JS<text:span text:style-name="T106">, CasperJS</text:span></text:p>
      <text:p text:style-name="P48">Experience</text:p>
      <text:p text:style-name="P66"><text:span text:style-name="T15">This online mattress store needed reliability. </text:span><text:span text:style-name="T7">As </text:span><text:span text:style-name="T16">a </text:span><text:span text:style-name="T7">senior lead, I </text:span><text:span text:style-name="T25">i</text:span><text:span text:style-name="T48">ntroduced</text:span><text:span text:style-name="T28"> </text:span><text:span text:style-name="T69">git-flow</text:span><text:span text:style-name="T70">,</text:span><text:span text:style-name="T8"> staging </text:span><text:span text:style-name="T28">&amp;</text:span><text:span text:style-name="T35"> pull requests</text:span><text:span text:style-name="T8">.</text:span></text:p>
      <text:p text:style-name="P66"><text:span text:style-name="T8">I overcame the challenge of lack of u</text:span><text:span text:style-name="T7">nit test</text:span><text:span text:style-name="T8">ability</text:span><text:span text:style-name="T7">, </text:span><text:span text:style-name="T8">by </text:span><text:span text:style-name="T7">creating static analysis &amp; </text:span><text:span text:style-name="T25">e2e</text:span><text:span text:style-name="T7"> tests.</text:span></text:p>
      <text:p text:style-name="P7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8">Consumer Reports</text:p>
          </table:table-cell>
          <table:table-cell table:style-name="Table12.A1" office:value-type="string">
            <text:p text:style-name="P24"><text:span text:style-name="T99">Yonkers</text:span>, NY</text:p>
          </table:table-cell>
          <table:table-cell table:style-name="Table12.A1" office:value-type="string">
            <text:p text:style-name="P86"><text:span text:style-name="T90">1 year </text:span>201<text:span text:style-name="T99">6</text:span></text:p>
          </table:table-cell>
        </table:table-row>
        <table:table-row table:style-name="Table12.1">
          <table:table-cell table:style-name="Table12.A2" table:number-columns-spanned="3" office:value-type="string">
            <text:p text:style-name="P12">Consultant<text:span text:style-name="T112">: Magazine site</text:span></text:p>
          </table:table-cell>
          <table:covered-table-cell/>
          <table:covered-table-cell/>
        </table:table-row>
      </table:table>
      <text:p text:style-name="P10">E<text:span text:style-name="T82">nvironment</text:span></text:p>
      <text:p text:style-name="P72">Laravel PHP, React JS<text:span text:style-name="T100">, TypeScript, Webpack</text:span></text:p>
      <text:p text:style-name="P49">Experience</text:p>
      <text:p text:style-name="P64"><text:span text:style-name="T17">For</text:span><text:span text:style-name="T14"> the second </text:span><text:span text:style-name="T44">b</text:span><text:span text:style-name="T51">igg</text:span><text:span text:style-name="T14">est magazine in the USA, I helped lead developers &amp; coordinate with devops to deliver a fresh UX, maximizing reliability &amp; performance. </text:span><text:span text:style-name="T34">Environments were d</text:span><text:span text:style-name="T44">eploy</text:span><text:span text:style-name="T34">ed with </text:span><text:span text:style-name="T63">Vagrant &amp; Ansible</text:span><text:span text:style-name="T26">.</text:span></text:p>
      <text:p text:style-name="P59"><text:span text:style-name="T26">R</text:span><text:span text:style-name="T34">eliablity</text:span><text:span text:style-name="T26"> i</text:span><text:span text:style-name="T49">ntroduced</text:span><text:span text:style-name="T26"> TypeScript safety, Phpunit</text:span><text:span text:style-name="T36"> mocks</text:span><text:span text:style-name="T26">,</text:span><text:span text:style-name="T36"> and</text:span><text:span text:style-name="T34"> Bamboo</text:span><text:span text:style-name="T26"> </text:span><text:span text:style-name="T63">C</text:span><text:span text:style-name="T64">ontinuous </text:span><text:span text:style-name="T63">I</text:span><text:span text:style-name="T64">ntegration</text:span><text:span text:style-name="T26">.</text:span></text:p>
      <text:p text:style-name="P67"><text:span text:style-name="T34">P</text:span><text:span text:style-name="T26">erformance i</text:span><text:span text:style-name="T49">ntroduced</text:span><text:span text:style-name="T26"> Webpack,</text:span><text:span text:style-name="T44"> React JS &amp; </text:span><text:span text:style-name="T26">enterprise </text:span><text:span text:style-name="T63">Varnish &amp; Redis</text:span><text:span text:style-name="T26"> caching.</text:span></text:p>
      <text:p text:style-name="P56"/>
      <text:p text:style-name="P7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P<text:span text:style-name="T85">urveyor</text:span></text:p>
          </table:table-cell>
          <table:table-cell table:style-name="Table7.A1" office:value-type="string">
            <text:p text:style-name="P25">New York, NY</text:p>
          </table:table-cell>
          <table:table-cell table:style-name="Table7.A1" office:value-type="string">
            <text:p text:style-name="P86"><text:span text:style-name="T90">2 years </text:span>2014 - <text:span text:style-name="T98">2015</text:span></text:p>
          </table:table-cell>
        </table:table-row>
        <table:table-row table:style-name="Table7.1">
          <table:table-cell table:style-name="Table7.A2" table:number-columns-spanned="3" office:value-type="string">
            <text:p text:style-name="P13">Consultant<text:span text:style-name="T112">:</text:span> <text:span text:style-name="T85">Tech Lead for food inventory</text:span></text:p>
          </table:table-cell>
          <table:covered-table-cell/>
          <table:covered-table-cell/>
        </table:table-row>
      </table:table>
      <text:p text:style-name="P15">E<text:span text:style-name="T82">nvironment</text:span></text:p>
      <text:p text:style-name="P73"><text:span text:style-name="T110">Angular</text:span>, <text:span text:style-name="T85">Ionic mobile framework &amp; PHP Laravel / ReST</text:span></text:p>
      <text:p text:style-name="P50">Experience</text:p>
      <text:p text:style-name="P63"><text:span text:style-name="T13">Purveyor </text:span><text:span text:style-name="T18">was </text:span><text:span text:style-name="T13">kick</text:span><text:span text:style-name="T18">ing</text:span><text:span text:style-name="T13"> off a new market with a friendly</text:span><text:span text:style-name="T9"> </text:span><text:span text:style-name="T13">m</text:span><text:span text:style-name="T9">obile</text:span><text:span text:style-name="T29"> </text:span><text:span text:style-name="T42">site, before PWA became a buz</text:span><text:span text:style-name="T43">z</text:span><text:span text:style-name="T42">word</text:span><text:span text:style-name="T10">.</text:span></text:p>
      <text:p text:style-name="P63"><text:span text:style-name="T53">Work in e</text:span><text:span text:style-name="T52">volving</text:span><text:span text:style-name="T42"> tech </text:span><text:span text:style-name="T53">of</text:span><text:span text:style-name="T42"> </text:span><text:span text:style-name="T67">Ionic, JWT, CORS &amp; O</text:span><text:span text:style-name="T68">A</text:span><text:span text:style-name="T67">uth</text:span><text:span text:style-name="T42"> made this possible. Also s</text:span><text:span text:style-name="T32">et up</text:span><text:span text:style-name="T29"> Redmine</text:span><text:span text:style-name="T42"> </text:span><text:span text:style-name="T32">tracking</text:span><text:span text:style-name="T29">.</text:span></text:p>
      <text:p text:style-name="P5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4">Play Sports Live</text:p>
          </table:table-cell>
          <table:table-cell table:style-name="Table14.A1" office:value-type="string">
            <text:p text:style-name="P29"/>
          </table:table-cell>
          <table:table-cell table:style-name="Table14.A1" office:value-type="string">
            <text:p text:style-name="P86"><text:span text:style-name="T90">1 year </text:span>201<text:span text:style-name="T119">3</text:span></text:p>
          </table:table-cell>
        </table:table-row>
        <table:table-row table:style-name="Table14.1">
          <table:table-cell table:style-name="Table14.A2" table:number-columns-spanned="3" office:value-type="string">
            <text:p text:style-name="P35">D<text:span text:style-name="T118">eveloper: PLM Product Lifecycle Management</text:span></text:p>
          </table:table-cell>
          <table:covered-table-cell/>
          <table:covered-table-cell/>
        </table:table-row>
      </table:table>
      <text:p text:style-name="P16">E<text:span text:style-name="T82">nvironment</text:span></text:p>
      <text:p text:style-name="P74">MeteorJS and MongoDB<text:span text:style-name="T96">, Nginx, interaction diagrams</text:span></text:p>
      <text:p text:style-name="P51">Experience</text:p>
      <text:p text:style-name="P68"><text:span text:style-name="T41">P</text:span><text:span text:style-name="T54">lay Sports needed a clean UX for gamers</text:span><text:span text:style-name="T19"> on a tight schedule, and at scale. </text:span></text:p>
      <text:p text:style-name="P68"><text:span text:style-name="T19">C</text:span><text:span text:style-name="T54">hoosing</text:span><text:span text:style-name="T19"> new MeteorJS tech with a </text:span><text:span text:style-name="T6">Nginx</text:span><text:span text:style-name="T12"> reverse proxy &amp; servers that launch in seconds made this happen.</text:span></text:p>
      <text:p text:style-name="P5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8">Pearson Publishing</text:p>
          </table:table-cell>
          <table:table-cell table:style-name="Table9.A1" office:value-type="string">
            <text:p text:style-name="P30">New York, NY</text:p>
          </table:table-cell>
          <table:table-cell table:style-name="Table9.A1" office:value-type="string">
            <text:p text:style-name="P85"><text:span text:style-name="T90">1 year </text:span>2012</text:p>
          </table:table-cell>
        </table:table-row>
        <table:table-row table:style-name="Table9.1">
          <table:table-cell table:style-name="Table9.A2" table:number-columns-spanned="3" office:value-type="string">
            <text:p text:style-name="P11"><text:span text:style-name="T112">Developer: F</text:span>inanc<text:span text:style-name="T107">ial reports website</text:span></text:p>
          </table:table-cell>
          <table:covered-table-cell/>
          <table:covered-table-cell/>
        </table:table-row>
      </table:table>
      <text:p text:style-name="P3">E<text:span text:style-name="T82">nvironment</text:span></text:p>
      <text:p text:style-name="P75">Linux, Apache, MySQL, PHP, MooTools, <text:span text:style-name="T91">Git</text:span></text:p>
      <text:p text:style-name="P46">Experience</text:p>
      <text:p text:style-name="P62"><text:span text:style-name="T39">This </text:span><text:span text:style-name="T41">M&amp;A financial </text:span><text:span text:style-name="T39">D</text:span><text:span text:style-name="T40">ocument </text:span><text:span text:style-name="T41">M</text:span><text:span text:style-name="T40">anagement</text:span><text:span text:style-name="T41"> S</text:span><text:span text:style-name="T40">ystem</text:span><text:span text:style-name="T11"> needed communication onsite, to </text:span><text:span text:style-name="T39">connect</text:span><text:span text:style-name="T11"> remote consultants. </text:span></text:p>
      <text:p text:style-name="P62"><text:span text:style-name="T11">Beyond soft skills, </text:span><text:span text:style-name="T39">t</text:span><text:span text:style-name="T55">ech like</text:span><text:span text:style-name="T11"> </text:span><text:span text:style-name="T71">Jenkins</text:span><text:span text:style-name="T11"> </text:span><text:span text:style-name="T21">CI </text:span><text:span text:style-name="T11">provide</text:span><text:span text:style-name="T20">d</text:span><text:span text:style-name="T11"> visibility</text:span><text:span text:style-name="T20"> to management</text:span><text:span text:style-name="T11">.</text:span><text:span text:style-name="T12"> Introduced performance tuning.</text:span></text:p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Cantor Fitzgerald</text:p>
          </table:table-cell>
          <table:table-cell table:style-name="Table6.A1" office:value-type="string">
            <text:p text:style-name="P30">New York, NY</text:p>
          </table:table-cell>
          <table:table-cell table:style-name="Table6.A1" office:value-type="string">
            <text:p text:style-name="P85"><text:span text:style-name="T90">2 years </text:span>2009 - 2011</text:p>
          </table:table-cell>
        </table:table-row>
        <table:table-row table:style-name="Table6.1">
          <table:table-cell table:style-name="Table6.A2" table:number-columns-spanned="3" office:value-type="string">
            <text:p text:style-name="P14"><text:span text:style-name="T112">Developer: E-c</text:span>ommerce<text:span text:style-name="T107"> website</text:span></text:p>
          </table:table-cell>
          <table:covered-table-cell/>
          <table:covered-table-cell/>
        </table:table-row>
      </table:table>
      <text:p text:style-name="P3">E<text:span text:style-name="T82">nvironment</text:span></text:p>
      <text:p text:style-name="P70">LAMP, <text:span text:style-name="T87">Native</text:span> PHP, jQuery, Web Services</text:p>
      <text:p text:style-name="P46">Experience</text:p>
      <text:p text:style-name="P61"><text:span text:style-name="T38">T</text:span><text:span text:style-name="T50">he challenge</text:span><text:span text:style-name="T38"> to modernize 10 year old code for online food deliveries</text:span><text:span text:style-name="T50"> s</text:span><text:span text:style-name="T56">tarted with</text:span><text:span text:style-name="T30"> MVC design pattern</text:span><text:span text:style-name="T50">s</text:span><text:span text:style-name="T38">.</text:span></text:p>
      <text:p text:style-name="P61"><text:span text:style-name="T33">Before Bootstrap existed, I</text:span><text:span text:style-name="T38"> </text:span><text:span text:style-name="T33">i</text:span><text:span text:style-name="T30">nnovated</text:span><text:span text:style-name="T33"> a</text:span><text:span text:style-name="T30"> </text:span><text:span text:style-name="T65">CSS framework</text:span><text:span text:style-name="T30">, nea</text:span><text:span text:style-name="T33">r</text:span><text:span text:style-name="T30">ly predicting a responsive redesign. </text:span></text:p>
      <text:p text:style-name="P61"><text:span text:style-name="T38">D</text:span><text:span text:style-name="T30">atabase optimization</text:span><text:span text:style-name="T38"> &amp; Kcachegrind</text:span><text:span text:style-name="T57"> performance</text:span><text:span text:style-name="T30">. A</text:span><text:span text:style-name="T38">dd</text:span><text:span text:style-name="T30">ed </text:span><text:span text:style-name="T65">ReST API</text:span><text:span text:style-name="T30">s</text:span><text:span text:style-name="T38">:</text:span><text:span text:style-name="T30"> Authorize</text:span><text:span text:style-name="T38">.net</text:span><text:span text:style-name="T30">, StrikeIron</text:span><text:span text:style-name="T38">,</text:span><text:span text:style-name="T30"> </text:span><text:span text:style-name="T38">Noaa </text:span><text:span text:style-name="T30">weather.</text:span></text:p>
      <text:p text:style-name="P5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8">Adotube</text:p>
          </table:table-cell>
          <table:table-cell table:style-name="Table4.A1" office:value-type="string">
            <text:p text:style-name="P30">New York, NY</text:p>
          </table:table-cell>
          <table:table-cell table:style-name="Table4.A1" office:value-type="string">
            <text:p text:style-name="P31"><text:span text:style-name="T90">1 year </text:span>2008</text:p>
          </table:table-cell>
        </table:table-row>
        <table:table-row table:style-name="Table4.1">
          <table:table-cell table:style-name="Table4.A2" table:number-columns-spanned="3" office:value-type="string">
            <text:p text:style-name="P11"><text:span text:style-name="T111">Consultant: W</text:span>eb video <text:span text:style-name="T107">advertising</text:span></text:p>
          </table:table-cell>
          <table:covered-table-cell/>
          <table:covered-table-cell/>
        </table:table-row>
      </table:table>
      <text:p text:style-name="P3">E<text:span text:style-name="T82">nvironment</text:span></text:p>
      <text:p text:style-name="P70">Linux, Apache, MySQL, PHP, <text:span text:style-name="T109">PhpUnit</text:span> </text:p>
      <text:p text:style-name="P46">Experience</text:p>
      <text:p text:style-name="P60"><text:span text:style-name="T37">Adotube's need for growth </text:span><text:span text:style-name="T58">was met with</text:span><text:span text:style-name="T37"> integrat</text:span><text:span text:style-name="T58">ing</text:span><text:span text:style-name="T37"> </text:span><text:span text:style-name="T58">ReST </text:span><text:span text:style-name="T31">APIs l</text:span><text:span text:style-name="T58">ike</text:span><text:span text:style-name="T31"> Shopping.com and </text:span><text:span text:style-name="T66">Amazon AWS &amp; S3</text:span><text:span text:style-name="T31">. </text:span><text:span text:style-name="T37">E</text:span><text:span text:style-name="T31">mbed</text:span><text:span text:style-name="T37">ded</text:span><text:span text:style-name="T31"> Adobe Flash advertising into the new </text:span><text:span text:style-name="T37">w</text:span><text:span text:style-name="T31">eb </text:span><text:span text:style-name="T37">v</text:span><text:span text:style-name="T31">ideo market.</text:span></text:p>
      <text:h text:style-name="P82" text:outline-level="2">EDUCATION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Rochester Institute Of Technology</text:p>
          </table:table-cell>
          <table:table-cell table:style-name="Table2.B2" office:value-type="string">
            <text:p text:style-name="P17">Computer Science</text:p>
          </table:table-cell>
          <table:table-cell table:style-name="Table2.C2" office:value-type="string">
            <text:p text:style-name="P32">Rochester, NY</text:p>
          </table:table-cell>
        </table:table-row>
        <table:table-row table:style-name="Table2.1">
          <table:table-cell table:style-name="Table2.A2" office:value-type="string">
            <text:p text:style-name="P21">State University Of New Paltz</text:p>
          </table:table-cell>
          <table:table-cell table:style-name="Table2.B2" office:value-type="string">
            <text:p text:style-name="P17">B.S. Electrical Engineering</text:p>
          </table:table-cell>
          <table:table-cell table:style-name="Table2.C2" office:value-type="string">
            <text:p text:style-name="P32">New Paltz, NY</text:p>
          </table:table-cell>
        </table:table-row>
      </table:table>
      <text:h text:style-name="P82" text:outline-level="2">COMMUNITY <text:span text:style-name="T84">CONTRIBUTIONS</text:span></text:h>
      <text:list xml:id="list198511686" text:style-name="WW8Num3">
        <text:list-item>
          <text:p text:style-name="P87"><text:span text:style-name="T102">Lectures</text:span> o<text:span text:style-name="T102">n </text:span>C++<text:span text:style-name="T95">, web development, s</text:span>ecurity <text:span text:style-name="T106">and</text:span> <text:span text:style-name="T102">a</text:span>dministration</text:p>
        </text:list-item>
        <text:list-item>
          <text:p text:style-name="P87"><text:span text:style-name="T104">Open Source</text:span><text:span text:style-name="T103">:</text:span><text:span text:style-name="T105"> Ubuntu Java installer, Linux distros, Apache Log4php</text:span></text:p>
        </text:list-item>
      </text:list>
      <text:h text:style-name="P83" text:outline-level="2"><text:bookmark-start text:name="__DdeLink__430_678728385"/><text:span text:style-name="T2">OTHER</text:span><text:bookmark-end text:name="__DdeLink__430_678728385"/><text:span text:style-name="T72"><text:tab/></text:span><text:span text:style-name="T5">Fluent in German and French</text:span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verdana" svg:font-family="verdana, arial, sans-serif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loext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1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1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1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1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1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1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style:font-name="Verdana1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Bruce Ingalls</dc:title>
    <meta:initial-creator>temp</meta:initial-creator>
    <meta:creation-date>2008-10-27T18:05:00</meta:creation-date>
    <dc:date>2019-09-09T10:44:06.654988000</dc:date>
    <meta:editing-cycles>334</meta:editing-cycles>
    <meta:editing-duration>P2DT2H34M36S</meta:editing-duration>
    <meta:generator>LibreOffice/6.3.1.2$MacOSX_X86_64 LibreOffice_project/b79626edf0065ac373bd1df5c28bd630b4424273</meta:generator>
    <meta:print-date>2010-09-06T09:55:48.95</meta:print-date>
    <dc:creator>Bruce Ingalls</dc:creator>
    <meta:document-statistic meta:table-count="13" meta:image-count="0" meta:object-count="0" meta:page-count="2" meta:paragraph-count="117" meta:word-count="653" meta:character-count="4291" meta:non-whitespace-character-count="3743"/>
    <meta:user-defined meta:name="Info 1"/>
    <meta:user-defined meta:name="Info 2"/>
    <meta:user-defined meta:name="Info 3"/>
    <meta:user-defined meta:name="Info 4"/>
  </office:meta>
</office:document-meta>
</file>